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3cm" fo:min-width="5.7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3cm" fo:min-width="5.7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3cm" fo:min-width="5.7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2cm" fo:min-width="6.63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3465a4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margin-left="0cm" fo:margin-right="0cm" fo:margin-top="0cm" fo:margin-bottom="0cm" fo:line-height="15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 draw:fill-color="#ffffff"/>
      <style:paragraph-properties fo:margin-top="0.42cm" fo:margin-bottom="0.35cm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50%" fo:text-align="start" fo:text-indent="0cm"/>
    </style:style>
    <style:style style:name="P8" style:family="paragraph">
      <loext:graphic-properties draw:fill="solid" draw:fill-color="#ffffff"/>
      <style:paragraph-properties fo:line-height="150%" fo:text-align="start" style:writing-mode="lr-tb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#ffffff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25cm" svg:height="0.953cm" svg:x="8.02cm" svg:y="5.979cm">
          <text:p text:style-name="P1"><text:span text:style-name="T1">Id - </text:span><text:span text:style-name="T2">Ser/Pri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4.445cm" svg:height="0.962cm" svg:x="8.92cm" svg:y="4.827cm">
          <draw:text-box>
            <text:p text:style-name="P3">users</text:p>
          </draw:text-box>
        </draw:frame>
        <draw:frame draw:style-name="gr3" draw:text-style-name="P6" draw:layer="layout" svg:width="5.315cm" svg:height="1.27cm" svg:x="8.602cm" svg:y="10.155cm">
          <draw:text-box>
            <text:p text:style-name="P5"><text:span text:style-name="T3">visited_countries </text:span></text:p>
          </draw:text-box>
        </draw:frame>
        <draw:frame draw:style-name="gr4" draw:text-style-name="P4" draw:layer="layout" svg:width="6.667cm" svg:height="0.962cm" svg:x="7.667cm" svg:y="2.27cm">
          <draw:text-box>
            <text:p>Family Travel Tracker</text:p>
          </draw:text-box>
        </draw:frame>
        <draw:frame draw:style-name="gr5" draw:text-style-name="P4" draw:layer="layout" svg:width="4.524cm" svg:height="0.962cm" svg:x="8.541cm" svg:y="1.317cm">
          <draw:text-box>
            <text:p>DB Flowchart</text:p>
          </draw:text-box>
        </draw:frame>
        <draw:custom-shape draw:style-name="gr6" draw:text-style-name="P2" draw:layer="layout" svg:width="6.25cm" svg:height="0.953cm" svg:x="8.02cm" svg:y="6.88cm">
          <text:p text:style-name="P1"><text:span text:style-name="T1">name – </text:span><text:span text:style-name="T2">Unique/Not N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6.25cm" svg:height="0.953cm" svg:x="8.02cm" svg:y="7.78cm">
          <text:p text:style-name="P1"><text:span text:style-name="T1">col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7.185cm" svg:height="0.952cm" svg:x="7.702cm" svg:y="11.414cm">
          <text:p text:style-name="P7"><text:span text:style-name="T4">Id</text:span><text:span text:style-name="T1"> - </text:span><text:span text:style-name="T2">Ser/PriKe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185cm" svg:height="0.952cm" svg:x="7.703cm" svg:y="12.314cm">
          <text:p text:style-name="P9">country_code <text:s/><text:span text:style-name="T5">(not null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7.185cm" svg:height="0.952cm" svg:x="7.703cm" svg:y="13.214cm">
          <text:p text:style-name="P9">user_id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s" draw:line-skew="1.444cm 0.827cm" svg:x1="14.27cm" svg:y1="6.455cm" svg:x2="14.888cm" svg:y2="13.69cm" draw:start-shape="id1" draw:end-shape="id2" draw:end-glue-point="1" svg:d="M14270 6455h1970v7235h-1352" svg:viewBox="0 0 1971 72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6T10:16:33.397587300</meta:creation-date>
    <dc:date>2025-08-27T09:23:16.757060800</dc:date>
    <meta:editing-duration>PT33M10S</meta:editing-duration>
    <meta:editing-cycles>10</meta:editing-cycles>
    <meta:generator>LibreOffice/25.8.0.4$Windows_X86_64 LibreOffice_project/48f00303701489684e67c38c28aff00cd5929e67</meta:generator>
    <meta:document-statistic meta:object-count="11"/>
  </office:meta>
</office:document-meta>
</file>